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otoGalleryExamp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toGalleryExample.lay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hotoGalleryExample.onClick( View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otoGalleryExample.PhotoGalleryExample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hotoGalleryExample.ren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hotoGalleryExample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otoGalleryExample.onGlobal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hotoGalleryExample.onSpringEndStateChang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hotoGalleryExample.onSpringAtRest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hotoGalleryExample.onSpringActiv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